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MacBook-Pro-videotimer:~ Aleksandr$ mkdir dir</text:p>
      <text:p text:style-name="P1">MacBook-Pro-videotimer:~ Aleksandr$ cd dir</text:p>
      <text:p text:style-name="P1">MacBook-Pro-videotimer:dir Aleksandr$ echo "Hello, world"&gt;file1|echo "Hello, Dear"&gt;file2|cat file1 file2 &gt;&gt; file3</text:p>
      <text:p text:style-name="P1">MacBook-Pro-videotimer:dir Aleksandr$ cmp -b file1 file2</text:p>
      <text:p text:style-name="P1">file1 file2 differ: byte 8, line 1 is 167 w 104 D</text:p>
      <text:p text:style-name="P1">MacBook-Pro-videotimer:dir Aleksandr$ comm file1 file2</text:p>
      <text:p text:style-name="P1"><text:tab/>Hello, Dear</text:p>
      <text:p text:style-name="P1">Hello, world</text:p>
      <text:p text:style-name="P1">MacBook-Pro-videotimer:dir Aleksandr$ wc file1 file2</text:p>
      <text:p text:style-name="P1"><text:s text:c="7"/>1 <text:s text:c="6"/>2 <text:s text:c="5"/>13 file1</text:p>
      <text:p text:style-name="P1"><text:s text:c="7"/>1 <text:s text:c="6"/>2 <text:s text:c="5"/>12 file2</text:p>
      <text:p text:style-name="P1"><text:s text:c="7"/>2 <text:s text:c="6"/>4 <text:s text:c="5"/>25 total</text:p>
      <text:p text:style-name="P1">MacBook-Pro-videotimer:dir Aleksandr$ diff -d --minimal file1 file2</text:p>
      <text:p text:style-name="P1">1c1</text:p>
      <text:p text:style-name="P1">&lt; Hello, world</text:p>
      <text:p text:style-name="P1">---</text:p>
      <text:p text:style-name="P1">&gt; Hello, Dear</text:p>
      <text:p text:style-name="P1">MacBook-Pro-videotimer:dir Aleksandr$ sort -f file1 file2</text:p>
      <text:p text:style-name="P1">Hello, Dear</text:p>
      <text:p text:style-name="P1">Hello, world</text:p>
      <text:p text:style-name="P1">MacBook-Pro-videotimer:dir Aleksandr$ tail -v file1 file2</text:p>
      <text:p text:style-name="P1">tail: illegal option -- v</text:p>
      <text:p text:style-name="P1">usage: tail [-F | -f | -r] [-q] [-b # | -c # | -n #] [file ...]</text:p>
      <text:p text:style-name="P1">MacBook-Pro-videotimer:dir Aleksandr$ echo "Hello"|tee -a file1 file2</text:p>
      <text:p text:style-name="P1">Hello</text:p>
      <text:p text:style-name="P1">MacBook-Pro-videotimer:dir Aleksandr$ uniq -c file1</text:p>
      <text:p text:style-name="P1"><text:s text:c="3"/>1 Hello, world</text:p>
      <text:p text:style-name="P1"><text:s text:c="3"/>1 Hello</text:p>
      <text:p text:style-name="P1">MacBook-Pro-videotimer:dir Aleksandr$ od file1 file2</text:p>
      <text:p text:style-name="P1">0000000 <text:s text:c="3"/>062510 <text:s/>066154 <text:s/>026157 <text:s/>073440 <text:s/>071157 <text:s/>062154 <text:s/>044012 <text:s/>066145</text:p>
      <text:p text:style-name="P1">0000020 <text:s text:c="3"/>067554 <text:s/>044012 <text:s/>066145 <text:s/>067554 <text:s/>020054 <text:s/>062504 <text:s/>071141 <text:s/>044012</text:p>
      <text:p text:style-name="P1">0000040 <text:s text:c="3"/>066145 <text:s/>067554 <text:s/>000012 <text:s text:c="39"/></text:p>
      <text:p text:style-name="P1">0000045</text:p>
      <text:p text:style-name="P1">MacBook-Pro-videotimer:dir Aleksandr$ sum file1 file2</text:p>
      <text:p text:style-name="P1">54968 1 file1</text:p>
      <text:p text:style-name="P1">20029 1 file2</text:p>
      <text:p text:style-name="P1">MacBook-Pro-videotimer:dir Aleksandr$ touch file3|echo "Hello, everyone!"&gt;file3</text:p>
      <text:p text:style-name="P1">-bash: !": event not found</text:p>
      <text:p text:style-name="P1">MacBook-Pro-videotimer:dir Aleksandr$ head file1 file2 file3</text:p>
      <text:p text:style-name="P1">==&gt; file1 &lt;==</text:p>
      <text:p text:style-name="P1">Hello, world</text:p>
      <text:p text:style-name="P1">Hello</text:p>
      <text:p text:style-name="P1"/>
      <text:p text:style-name="P1">==&gt; file2 &lt;==</text:p>
      <text:p text:style-name="P1">Hello, Dear</text:p>
      <text:p text:style-name="P1">Hello</text:p>
      <text:p text:style-name="P1"/>
      <text:p text:style-name="P1">==&gt; file3 &lt;==</text:p>
      <text:p text:style-name="P1">Hello, world</text:p>
      <text:p text:style-name="P1">Hello, Dear</text:p>
      <text:p text:style-name="P1">MacBook-Pro-videotimer:dir Aleksandr$ gzip -v file1|ls</text:p>
      <text:p text:style-name="P1">file1:<text:tab/><text:tab/><text:s text:c="2"/>-99.9% -- replaced with file1.gz</text:p>
      <text:p text:style-name="P1">file1.gz<text:tab/>file2<text:tab/><text:tab/>file3</text:p>
      <text:p text:style-name="P1">MacBook-Pro-videotimer:dir Aleksandr$ gzip -d file1</text:p>
      <text:p text:style-name="P1">MacBook-Pro-videotimer:dir Aleksandr$ bzip2 -v file2</text:p>
      <text:p text:style-name="P1"><text:s text:c="2"/>file2: <text:s text:c="3"/>0.321:1, 24.889 bits/byte, -211.11% saved, 18 in, 56 out.</text:p>
      <text:p text:style-name="P1">MacBook-Pro-videotimer:dir Aleksandr$ bzip2 -d file2.bz2</text:p>
      <text:p text:style-name="P1">MacBook-Pro-videotimer:dir Aleksandr$ paste -s file1 file2 file3</text:p>
      <text:p text:style-name="P1">Hello, world<text:tab/>Hello</text:p>
      <text:p text:style-name="P1">Hello, Dear<text:tab/>Hello</text:p>
      <text:p text:style-name="P1">Hello, world<text:tab/>Hello, Dear</text:p>
      <text:p text:style-name="P1">MacBook-Pro-videotimer:dir Aleksandr$ du -c file1 file2 file3</text:p>
      <text:p text:style-name="P1">8<text:tab/>file1</text:p>
      <text:p text:style-name="P1">8<text:tab/>file2</text:p>
      <text:p text:style-name="P1">8<text:tab/>file3</text:p>
      <text:p text:style-name="P1">24<text:tab/>total</text:p>
      <text:p text:style-name="P1">MacBook-Pro-videotimer:dir Aleksandr$ df -a file1</text:p>
      <text:p text:style-name="P1">Filesystem <text:s text:c="2"/>512-blocks <text:s text:c="5"/>Used Available Capacity iused <text:s text:c="14"/>ifree %iused <text:s/>Mounted on</text:p>
      <text:p text:style-name="P1">/dev/disk1s1 <text:s/>740234368 213761496 518852656 <text:s text:c="3"/>30% 1770676 9223372036853005131 <text:s text:c="3"/>0% <text:s text:c="2"/>/</text:p>
      <text:p text:style-name="P1">MacBook-Pro-videotimer:dir Aleksandr$ touch Warrior.ragdoll|touch Mage.class|touch Ninja.model|find -name '*.*l*'</text:p>
      <text:p text:style-name="P1">find: illegal option -- n</text:p>
      <text:p text:style-name="P1">usage: find [-H | -L | -P] [-EXdsx] [-f path] path ... [expression]</text:p>
      <text:p text:style-name="P1"><text:s text:c="7"/>find [-H | -L | -P] [-EXdsx] -f path [path ...] [expression]</text:p>
      <text:p text:style-name="P1">MacBook-Pro-videotimer:dir Aleksandr$ find -name '*.*l*'|xargs -P 4 rm</text:p>
      <text:p text:style-name="P1">find: illegal option -- n</text:p>
      <text:p text:style-name="P1">usage: find [-H | -L | -P] [-EXdsx] [-f path] path ... [expression]</text:p>
      <text:p text:style-name="P1"><text:s text:c="7"/>find [-H | -L | -P] [-EXdsx] -f path [path ...] [expression]</text:p>
      <text:p text:style-name="P1">MacBook-Pro-videotimer:dir Aleksandr$ touch file1 file2 file3 file4 file5 file6 file7|echo "Hello"&gt;file1|echo "Today"&gt;file2|echo "Is a"&gt;file3|echo "Nice"&gt;file4|echo "Day "&gt;file5|echo "For "&gt;file6|echo "Labs!"&gt;file7|cat file1 file2 file3 file4 file5 file6 file7 &gt;&gt; text|find -name "file*"|xargs -P 4 rm|split -b 5 text|find -name "xa*"|xargs -P 4 cat</text:p>
      <text:p text:style-name="P1">-bash: !": event not found</text:p>
      <text:p text:style-name="P1">MacBook-Pro-videotimer:dir Aleksandr$ find -name "*x*"|xargs -P 4 rm</text:p>
      <text:p text:style-name="P1">find: illegal option -- n</text:p>
      <text:p text:style-name="P1">usage: find [-H | -L | -P] [-EXdsx] [-f path] path ... [expression]</text:p>
      <text:p text:style-name="P1"><text:s text:c="7"/>find [-H | -L | -P] [-EXdsx] -f path [path ...] [expression]</text:p>
      <text:p text:style-name="P1">MacBook-Pro-videotimer:dir Aleksandr$ cd ..</text:p>
      <text:p text:style-name="P1">MacBook-Pro-videotimer:~ Aleksandr$ rmdir Mdir</text:p>
      <text:p text:style-name="P1">rmdir: Mdir: No such file or directory</text:p>
      <text:p text:style-name="P1">MacBook-Pro-videotimer:~ Aleksandr$ echo " "</text:p>
      <text:p text:style-name="P1"><text:s/></text:p>
      <text:p text:style-name="P1">MacBook-Pro-videotimer:~ Aleksandr$ echo "Goodbye!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